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3" style:family="table-cell" style:parent-style-name="Default" style:data-style-name="N19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top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2.517291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0.876875cm"/>
    </style:style>
    <style:style style:name="co5" style:family="table-column">
      <style:table-column-properties fo:break-before="auto" style:column-width="30.5329166666667cm"/>
    </style:style>
    <style:style style:name="co6" style:family="table-column">
      <style:table-column-properties fo:break-before="auto" style:column-width="31.247291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10.2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26pt" style:use-optimal-row-height="true" fo:break-before="auto"/>
    </style:style>
    <style:style style:name="ro6" style:family="table-row">
      <style:table-row-properties style:row-height="78.75pt" style:use-optimal-row-height="true" fo:break-before="auto"/>
    </style:style>
    <style:style style:name="ro7" style:family="table-row">
      <style:table-row-properties style:row-height="94.5pt" style:use-optimal-row-height="true" fo:break-before="auto"/>
    </style:style>
    <style:style style:name="ro8" style:family="table-row">
      <style:table-row-properties style:row-height="157.5pt" style:use-optimal-row-height="true" fo:break-before="auto"/>
    </style:style>
    <style:style style:name="ro9" style:family="table-row">
      <style:table-row-properties style:row-height="141.75pt" style:use-optimal-row-height="true" fo:break-before="auto"/>
    </style:style>
    <style:style style:name="ro10" style:family="table-row">
      <style:table-row-properties style:row-height="6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pri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Status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date" office:date-value="2018-10-04T00:00:00" table:style-name="ce3">
            <text:p>10/4/2018</text:p>
          </table:table-cell>
          <table:table-cell office:value-type="string" table:style-name="ce4">
            <text:p>Downloaded jenkins on windows,</text:p>
            <text:p>Started jenkins using command prompt and done with the following command to extract the .war file (java -jar jenkins.war),</text:p>
            <text:p>Accessed jenkins through the link −&gt;<text:s/><text:span text:style-name="T2">http://localhost:8080</text:span>,</text:p>
            <text:p>Jenkins dashboard is opened by providing user name and password,</text:p>
            <text:p>Exploring jenkins dashboard/console,</text:p>
            <text:p>Changed the port from 8080 to 8088 using the command<text:s/><text:span text:style-name="T2">java -jar jenkins.war --httpPort=8088</text:span><text:s/>and accessed jenkins through link -&gt;<text:s/><text:span text:style-name="T2">http://localhost:8088</text:span>,</text:p>
            <text:p>Troubleshooting the issue regarding plugins as default plugins are not available in the dashboard.</text:p>
          </table:table-cell>
          <table:table-cell table:number-columns-repeated="16382"/>
        </table:table-row>
        <table:table-row table:style-name="ro4">
          <table:table-cell table:style-name="ce3"/>
          <table:table-cell table:number-columns-repeated="16383" table:style-name="ce1"/>
        </table:table-row>
        <table:table-row table:style-name="ro5">
          <table:table-cell office:value-type="date" office:date-value="2018-11-04T00:00:00" table:style-name="ce3">
            <text:p>11/4/2018</text:p>
          </table:table-cell>
          <table:table-cell office:value-type="string" table:style-name="ce4">
            <text:p>Working with the scenario: Compiling and running a java file in jenkins on Windows i.e., by integrating Jenkins and GitHub (with the GitHub Jenkins Plugin),</text:p>
            <text:p>Exploring GitHub repository,</text:p>
            <text:p>Created an account in github -&gt; https://github.com/ and created a new repository,</text:p>
            <text:p>Uploaded some files into repository by browsing the fil path and committed the changes,</text:p>
            <text:p>Checked the files present in the particular repo whether they are committed or not,</text:p>
            <text:p>Modified files which are already uploaded in the repo and again committed,</text:p>
            <text:p>Deleted files in the repository by selecting particular file to be deleted and again committed,</text:p>
            <text:p>I have pushed the code into the git repository and committed the changes required, debugging the plugins issue in jenkins and doing documentation parallely.</text:p>
          </table:table-cell>
          <table:table-cell table:number-columns-repeated="16382"/>
        </table:table-row>
        <table:table-row table:style-name="ro4">
          <table:table-cell table:style-name="ce3"/>
          <table:table-cell table:number-columns-repeated="16383" table:style-name="ce1"/>
        </table:table-row>
        <table:table-row table:style-name="ro6">
          <table:table-cell office:value-type="date" office:date-value="2018-12-04T00:00:00" table:style-name="ce3">
            <text:p>12/4/2018</text:p>
          </table:table-cell>
          <table:table-cell office:value-type="string" table:style-name="ce4">
            <text:p>Done with a scenario Git Plugin setup in Jenkins,</text:p>
            <text:p>Downloaded the latest Git.exe file for Windows and Installed,</text:p>
            <text:p>Aaccessing git from windows command prompt without using Github server,</text:p>
            <text:p>Got to know about Git advantages,</text:p>
            <text:p>Working with git commands which are used to set a git repository.</text:p>
          </table:table-cell>
          <table:table-cell table:number-columns-repeated="16382"/>
        </table:table-row>
        <table:table-row table:style-name="ro4">
          <table:table-cell table:style-name="ce3"/>
          <table:table-cell table:number-columns-repeated="16383" table:style-name="ce1"/>
        </table:table-row>
        <table:table-row table:style-name="ro7">
          <table:table-cell office:value-type="string" table:style-name="ce3">
            <text:p>13/4/2018</text:p>
          </table:table-cell>
          <table:table-cell office:value-type="string" table:style-name="ce4">
            <text:p>Working with the scenario integrating jenkins and github i.e., Compiling and running a java file in jenkins on Windows,</text:p>
            <text:p>Successfully pushed the code into git repository,</text:p>
            <text:p>But unable to push code from git repository to the jenkins because of the following issue,</text:p>
            <text:p><text:s text:c="2"/>Error occurred due to "SSL certificate problem: self signed certificate in certificate chain",</text:p>
            <text:p>I have cloned files from the repository to local environment just to verify. But again faced the same issue,</text:p>
            <text:p>Unable to access git, so troubleshooting the above issue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style-name="ce3">
            <text:p>16/4/2018</text:p>
          </table:table-cell>
          <table:table-cell office:value-type="string" table:style-name="ce4">
            <text:p>Done with the scenario:</text:p>
            <text:p>Integrating jenkins and github via github plugin i.e., Compiling and running a java application in jenkins on Windows</text:p>
            <text:p>Created a job in jenkins</text:p>
            <text:p>Configured the job with respective details:</text:p>
            <text:p><text:s/>Gave Project details and GitHub url (as my repository is hosted from github)</text:p>
            <text:p><text:s/>Selected Source Code Management (SCM) as Git and provided the respective url</text:p>
            <text:p><text:s/>Next pushed the code; next coming to Build section, opted for add build step<text:s/></text:p>
            <text:p><text:s/>Gave the commands required for compiling and running the application by selecting the option Execute Windows batch command.</text:p>
            <text:p><text:s/>Saved and Build the job successfully; Now build history is seen by clicking #1<text:s/></text:p>
            <text:p><text:s/>Output is viewed in console output section once job is build successfully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3">
            <text:p>17/4/2018</text:p>
          </table:table-cell>
          <table:table-cell office:value-type="string" table:style-name="ce4">
            <text:p>Doing research and development on pull request and merge request,</text:p>
            <text:p>Attended KT session on NOC (Network Operations Center) and Nagios,</text:p>
            <text:p>Done with the issue "SSL certificate problem: self signed certificate in certificate chain",</text:p>
            <text:p>Tested Jenkins by picking up an appilcation from git repositroy to integrate,</text:p>
            <text:p>Troubleshooting the issue: Class names, are only accepted if annotation processing is explicitly requested.</text:p>
          </table:table-cell>
          <table:table-cell table:number-columns-repeated="16382"/>
        </table:table-row>
        <table:table-row table:style-name="ro4">
          <table:table-cell table:style-name="ce3"/>
          <table:table-cell table:number-columns-repeated="16383" table:style-name="ce1"/>
        </table:table-row>
        <table:table-row table:style-name="ro6">
          <table:table-cell office:value-type="string" table:style-name="ce3">
            <text:p>18/4/2018</text:p>
          </table:table-cell>
          <table:table-cell office:value-type="string" table:style-name="ce4">
            <text:p>Done with the issue "Class names, are only accepted if annotation processing is explicitly requested",</text:p>
            <text:p>Tested the scenario again in Jenkins by picking up an appilcation from git repositroy to integrate - worked fine,</text:p>
            <text:p>Done documnetation on the scenarios: Jenkins - Git Setup &amp; Integrating Jenkins - GitHub,</text:p>
            <text:p>Attended KT session regarding disk alerts and application alerts,</text:p>
            <text:p>Getting to know about Network Operations Center, its design and managing NOC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9/4/2018</text:p>
          </table:table-cell>
          <table:table-cell office:value-type="string" table:style-name="ce4">
            <text:p>Getting to know about and working on:</text:p>
            <text:p>Booting process in linux,</text:p>
            <text:p>Steps involved in the booting process,</text:p>
            <text:p>Commands to Monitor Swap Space Usage in Linux,</text:p>
            <text:p>Usage of nice and renice commands,</text:p>
            <text:p>Exploring the git gui ,</text:p>
            <text:p>Doing r&amp;d on git on window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3">
            <text:p>20/4/2018</text:p>
          </table:table-cell>
          <table:table-cell office:value-type="string" table:style-name="ce4">
            <text:p>Attended a meeting on an effective communication,</text:p>
            <text:p>Got to know about logrotate,</text:p>
            <text:p>Doing r&amp;d on git extension on windows,</text:p>
            <text:p>Working with the scenario Jenkins Tomcat setup,</text:p>
            <text:p>Troubleshooting the issue "FAIL - Application at context path [/jenkins] could not be started"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3/4/2018</text:p>
          </table:table-cell>
          <table:table-cell office:value-type="string" table:style-name="ce4">
            <text:p>Done with the issue "FAIL - Application at context path [/jenkins] could not be started",</text:p>
            <text:p>Configured the following in tomcat web application manager to deploy jenkins.war file,</text:p>
            <text:p>Context Path<text:s text:c="2"/></text:p>
            <text:p>XML Configuration file URL<text:s/></text:p>
            <text:p>WAR or Directory URL</text:p>
            <text:p>Successfully deployed jenkins.war in the tomcat,</text:p>
            <text:p>Troubleshooting the issue "The origin server did not find a current representation for the target resource or is not willing to disclose that one exists" while accessing the jenkin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3">
            <text:p>24/4/2018</text:p>
          </table:table-cell>
          <table:table-cell office:value-type="string" table:style-name="ce4">
            <text:p>I have been monitoring mails,</text:p>
            <text:p>Started the jenkins application from tomcat, message is displayed as "OK - Started application at context path [/jenkins]",</text:p>
            <text:p>Tried to access jenkins through http://localhost:8080/jenkins/ but facing the issue "HTTP Status 404 – Not Found",</text:p>
            <text:p>Troubleshooting the above issue,</text:p>
            <text:p>Meanwhile trying to deploy jenkins.war directly by uploading WAR file without configuring, but unable to do so because the connection to the server was reset while the page was loading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style-name="ce3">
            <text:p>25/4/2018</text:p>
          </table:table-cell>
          <table:table-cell office:value-type="string" table:style-name="ce4">
            <text:p>Checked the opened ports on the system by using netstat command and its options,</text:p>
            <text:p>And changed the tomcat port as jenkins and tomcat are running on the same port; some port conflicts occurred,</text:p>
            <text:p>Stopped the tomcat server</text:p>
            <text:p>Opened Tomcat_Home/conf/server.xml file to edit<text:s/></text:p>
            <text:p>Looked for the port *8080* in the xml file and replaced with the other available port</text:p>
            <text:p>&lt;Connector port="8080" protocol="HTTP/1.1"<text:s/></text:p>
            <text:p>connectionTimeout="20000"<text:s/></text:p>
            <text:p>redirectPort="8443" /&gt;</text:p>
            <text:p>Wrote playbook for deploying jenkins.war in the tomcat,</text:p>
            <text:p>Successfully deployed jenkins.war in the tomcat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6/4/2018</text:p>
          </table:table-cell>
          <table:table-cell office:value-type="string" table:style-name="ce4">
            <text:p>Working with the scenario jenkins tomcat setup,</text:p>
            <text:p>Modifying the playbook jenkins.war,</text:p>
            <text:p>Working with the ansible modules that enables the port 8080 such that jenkins would run on that port,</text:p>
            <text:p>Troubleshooting the issues:</text:p>
            <text:p>Encountered exception [javax.management.RuntimeOperationsException: Exception invoking method check],</text:p>
            <text:p>403 Access Denied - You are not authorized to view this page</text:p>
            <text:p>By default the Manager is only accessible from a browser running on the same machine as Tomcat. If you wish to modify this restriction, you'll need to edit the Manager's context.xml file.<text:s/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3">
            <text:p>27/4/2018</text:p>
          </table:table-cell>
          <table:table-cell office:value-type="string" table:style-name="ce4">
            <text:p>Done with the scenario jenkins tomcat setup on windows,</text:p>
            <text:p>Installed tomcat on windows,</text:p>
            <text:p>Changed the default port of tomcat server in conf/tomcat-users.xml,</text:p>
            <text:p>Downloaded jenkins.war,</text:p>
            <text:p>Placed the jenkins.war file in webapps folder,</text:p>
            <text:p>And successfully deployed jenkins.war application in tomcat web application manager,</text:p>
            <text:p>Accessed the jenkins application from the tomcat,</text:p>
            <text:p>Working with the documentation for the scenario jenkins-tomcat setup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4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4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4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4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5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5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5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5"/>
          <table:table-cell table:number-columns-repeated="16382"/>
        </table:table-row>
        <table:table-row table:number-rows-repeated="1048531" table:style-name="ro2">
          <table:table-cell table:number-columns-repeated="16384"/>
        </table:table-row>
      </table:table>
      <table:table table:name="May" table:style-name="ta1">
        <table:table-column table:style-name="co1" table:default-cell-style-name="ce1"/>
        <table:table-column table:style-name="co4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Status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date" office:date-value="2018-02-05T00:00:00" table:style-name="ce3">
            <text:p>2/5/2018</text:p>
          </table:table-cell>
          <table:table-cell office:value-type="string" table:style-name="ce4">
            <text:p>Done with the documentation jenkins-tomcat setup,</text:p>
            <text:p>Done with the scenario, jenkins picks up a java application from local system which is placed in the jenkins workplace an then a job is build,</text:p>
            <text:p>Done document on the above scenario,</text:p>
            <text:p>Attended KT session on<text:s/></text:p>
            <text:p>LDAP servers,Active Directory,User creation in Physical box and VM and gone through them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9">
          <table:table-cell office:value-type="date" office:date-value="2018-03-05T00:00:00" table:style-name="ce3">
            <text:p>3/5/2018</text:p>
          </table:table-cell>
          <table:table-cell office:value-type="string" table:style-name="ce4">
            <text:p>Went through the LDAP, AD and Git tutorial sessions,</text:p>
            <text:p>Installed git on windows and accessed it from git bash,</text:p>
            <text:p>After building the project (integrating Jenkins and Git) received the above error on the console output section,</text:p>
            <text:p>" ERROR: Error cloning remote repo 'origin' "</text:p>
            <text:p>Troubleshooted above issue by performing the below steps:</text:p>
            <text:p>1. Go to Manage Jenkins <text:s/>&gt; <text:s/>Global Tool Configurations<text:s/></text:p>
            <text:p>2. Under Git configuration <text:s/>&gt; <text:s/>Git installations<text:s/></text:p>
            <text:p>3. Enter complete path to git executable including git.exe <text:s/>&gt; Save <text:s/>&gt; Again build the project</text:p>
            <text:p>Done with the job jenkins and github integration and built it in other way through global tool configuration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04-05T00:00:00" table:style-name="ce3">
            <text:p>4/5/2018</text:p>
          </table:table-cell>
          <table:table-cell office:value-type="string" table:style-name="ce4">
            <text:p>Went through the jenkins beginner tutorial regarding:</text:p>
            <text:p>Scheduling cron jobs in jenkins and<text:s/></text:p>
            <text:p>Build trigger configuration with options build periodically and Poll SCM ,</text:p>
            <text:p>Done with a scenario Jenkins integration with GIT - SCM successfully,</text:p>
            <text:p>Configured Poll SCM in build triggers by scheduling cron job,</text:p>
            <text:p>Working with the documentation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0">
          <table:table-cell office:value-type="date" office:date-value="2018-07-05T00:00:00" table:style-name="ce3">
            <text:p>7/5/2018</text:p>
          </table:table-cell>
          <table:table-cell office:value-type="string" table:style-name="ce4">
            <text:p>Done with the documentation on the scenario - Jenkins integration with GIT - SCM,</text:p>
            <text:p>Done with a scenario - scheduling a job in jenkins by using the option build periodically in build trigger section,</text:p>
            <text:p>Scheduled job in jenkins by using cron compliant format,</text:p>
            <text:p>Completed documentation regarding the scenario scheduling a job in jenkin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office:value-type="date" office:date-value="2018-08-05T00:00:00" table:style-name="ce3">
            <text:p>8/5/2018</text:p>
          </table:table-cell>
          <table:table-cell office:value-type="string" table:style-name="ce4">
            <text:p>Made some modifications in the documentation on the scenario - Jenkins integration with GIT - SCM,</text:p>
            <text:p>Gone through Git and GitHub Beginner Tutorial on Branching and Merging concept,</text:p>
            <text:p>Got to know about few commands those are required for Branching and Merging,</text:p>
            <text:p>Working with Branching &amp; Merging, made changes in github using git commands through git bash,</text:p>
            <text:p>Troubleshooted the issue:<text:s/></text:p>
            <text:p>! [rejected] master -&gt; master (fetch first)</text:p>
            <text:p>error: failed to push some refs to 'git repo url'</text:p>
            <text:p>hint: Updates were rejected because the remote contains work that you do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date" office:date-value="2018-09-05T00:00:00" table:style-name="ce3">
            <text:p>9/5/2018</text:p>
          </table:table-cell>
          <table:table-cell office:value-type="string" table:style-name="ce4">
            <text:p>Done documentation on the following:</text:p>
            <text:p>Git &amp; Git Hub Introduction,</text:p>
            <text:p>Installing Git on windows,</text:p>
            <text:p>Creating a branch,</text:p>
            <text:p>Merging a branch,</text:p>
            <text:p>Deleting a branch,</text:p>
            <text:p>Working with the scenario i.e., accessing files from a new branch in git repository rather than using master branch from jenkin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date" office:date-value="2018-10-05T00:00:00" table:style-name="ce3">
            <text:p>10/5/2018</text:p>
          </table:table-cell>
          <table:table-cell office:value-type="string" table:style-name="ce4">
            <text:p>Gone through the Git and GitHub Beginner Tutorial on how to send email from GitHub,</text:p>
            <text:p>Done with the scenario successfully on how to trigger notification email from github whenever there is a change/commit in the project by:</text:p>
            <text:p>Adding Email service to get notification to the particular email address and</text:p>
            <text:p>Tested and validated the scenario by making some changes in the project to check whether notification is triggered or not,</text:p>
            <text:p>Done with the documentation regarding the above mentioned scenario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11-05T00:00:00" table:style-name="ce3">
            <text:p>11/5/2018</text:p>
          </table:table-cell>
          <table:table-cell office:value-type="string" table:style-name="ce4">
            <text:p>Gone through the Git and GitHub Beginner Tutorial on how to create users and manage roles,</text:p>
            <text:p>Installed Role-based Authorization strategy plugin,</text:p>
            <text:p>Created and Cofigured new users in jenkins dashboard,</text:p>
            <text:p>Created and Assigned users to roles,</text:p>
            <text:p>Plugin enables user authorization and roles can be defined globally or for particular jobs or nodes selected by regular expressions,</text:p>
            <text:p>Controlled user access on projects by creating global role employee and project roles developer and tester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4/5/2018</text:p>
          </table:table-cell>
          <table:table-cell office:value-type="string" table:style-name="ce4">
            <text:p>Gone through Git and GitHub Beginner Tutorial on git tags,</text:p>
            <text:p>Got to know about:<text:s/></text:p>
            <text:p>Branching versus tags,</text:p>
            <text:p>Tags which allow you to refer to a specific commit in a repository,</text:p>
            <text:p>Difference between tags and annotated tags,</text:p>
            <text:p>Worked with the git tag commands to create tags, annotated tags &amp; deleted tags,</text:p>
            <text:p>Working with Display or show tag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5/5/2018</text:p>
          </table:table-cell>
          <table:table-cell office:value-type="string" table:style-name="ce4">
            <text:p>Done documentation on branching versus tags, creation of tags, annotated tags and displaying tags.</text:p>
            <text:p>Worked with show or display tags,</text:p>
            <text:p>Pushed tags to remote repository,</text:p>
            <text:p>Using git commands:</text:p>
            <text:p>Deleted tags from local,</text:p>
            <text:p>Deleted tags from remote,</text:p>
            <text:p>Deleted multiple tags from local and remote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6/5/2018</text:p>
          </table:table-cell>
          <table:table-cell office:value-type="string" table:style-name="ce4">
            <text:p>Done documentation on the following:</text:p>
            <text:p>Viewing the created tags and pushing them to remote repository,</text:p>
            <text:p>Deleting tags from local &amp; remote repository,</text:p>
            <text:p>Deleting multiple tags from local and remote <text:s/>repository,</text:p>
            <text:p>Got to know about Checksum number, cryptographic hash number, SHA-1 algorithm,</text:p>
            <text:p>Done with a scenario by creating tags at a particular commit points inorder to take backup in the midst of several commits.</text:p>
            <text:p>After creating the tags at the historic point, need to be pushed to remote repo only then they can be seen in releases tab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3">
            <text:p>17/5/2018</text:p>
          </table:table-cell>
          <table:table-cell office:value-type="string" table:style-name="ce4">
            <text:p>Done documentation on the scenario creating a tag at a particular commit point inorder to take backup in the midst of several commits,</text:p>
            <text:p>Created a tag for the<text:s/><text:span text:style-name="T2">past</text:span><text:s/>commit using checksum number and took a backup at a historic point,</text:p>
            <text:p>Done documentation for creating a tag on past commit,</text:p>
            <text:p>Went through the tutorial on quick basic navigation and keyboard shortcuts for using GitBash and worked on it,</text:p>
            <text:p>Solved the issue as I had a problem after exiting git log in windows git bash, text is disappeared on git bash and unable to access it properly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0">
          <table:table-cell office:value-type="string" table:style-name="ce3">
            <text:p>18/5/2018</text:p>
          </table:table-cell>
          <table:table-cell office:value-type="string" table:style-name="ce4">
            <text:p>Done doc on using few keyboard shortcuts for using GitBash,</text:p>
            <text:p>Pulled changes from Git repository on Git hub Cloud,</text:p>
            <text:p>Parallely done doc on the scenario,</text:p>
            <text:p>Goning through the git tutorial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1/5/2018</text:p>
          </table:table-cell>
          <table:table-cell office:value-type="string" table:style-name="ce4">
            <text:p>Used a Git branch to merge a file by following the below steps:</text:p>
            <text:p>Created a branch and checked it out,</text:p>
            <text:p>Made a change in the new branch,</text:p>
            <text:p>Committed the change to the new branch,</text:p>
            <text:p>Integrated that change back into the main branch,</text:p>
            <text:p>Deleted the branch you are no longer using.</text:p>
            <text:p>Working with the documentation on the above scenario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22/5/2018</text:p>
          </table:table-cell>
          <table:table-cell office:value-type="string" table:style-name="ce4">
            <text:p>Got to know about fast-forward merge,</text:p>
            <text:p>Done documentation on Merging a branch into master branch using git bash by following steps:</text:p>
            <text:p>Creating a new branch and make a change,</text:p>
            <text:p>Merging the branch with master &gt; “fast-forward merging”,</text:p>
            <text:p>Push your change to GitHub,</text:p>
            <text:p>Going through the tutorials Git &amp; Git hub - forking concept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23/5/2018</text:p>
          </table:table-cell>
          <table:table-cell office:value-type="string" table:style-name="ce4">
            <text:p>Done with the following scenario,</text:p>
            <text:p>Forked an example repository "Spoon-Knife repository"</text:p>
            <text:p>Synced the fork by</text:p>
            <text:p>a. Setting up Git</text:p>
            <text:p>b. Creating a local clone of the fork</text:p>
            <text:p>c. Configuring Git to sync your fork with the original Spoon-Knife repository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3">
            <text:p>24/5/2018</text:p>
          </table:table-cell>
          <table:table-cell office:value-type="string" table:style-name="ce4">
            <text:p>Done documentation on the following,</text:p>
            <text:p>Forking an example repository "Spoon-Knife repository",</text:p>
            <text:p>Syncing the fork by,</text:p>
            <text:p>a. Setting up Git</text:p>
            <text:p>b. Creating a local clone of the fork</text:p>
            <text:p>c. Configuring Git to sync your fork with the original Spoon-Knife repository</text:p>
            <text:p>Gone through the doc in GitHub.com on how to create a pull request from a fork,</text:p>
            <text:p>Attended KT session on different types of backups and EMC Avamar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5/5/2018</text:p>
          </table:table-cell>
          <table:table-cell office:value-type="string" table:style-name="ce4">
            <text:p>Done a scenario by creating a pull request from fork,</text:p>
            <text:p>Working with the documentation on the above scenario,</text:p>
            <text:p>Got to know how to delete and deleted the forked repo from your GitHub account,</text:p>
            <text:p>Goning through the different types of backup operations:</text:p>
            <text:p>Full backup</text:p>
            <text:p>Incremental backup<text:s/></text:p>
            <text:p>Differential backup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3">
            <text:p>29/5/2018</text:p>
          </table:table-cell>
          <table:table-cell office:value-type="string" table:style-name="ce4">
            <text:p>Done with the documentation on the following:</text:p>
            <text:p>What exactly is a pull request,</text:p>
            <text:p>Creating a pull request from fork and</text:p>
            <text:p>Opened a pull request.</text:p>
            <text:p>Got to know about git pull v pull request in git, worked witth concepts and making with the doc on that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30/5/2018</text:p>
          </table:table-cell>
          <table:table-cell office:value-type="string" table:style-name="ce4">
            <text:p>Gone through the git stash tutorials,</text:p>
            <text:p>Going through the following commands regarding their usage in real time:</text:p>
            <text:p>git stash</text:p>
            <text:p>git list</text:p>
            <text:p>git stash pop</text:p>
            <text:p>git stash apply &lt;stashname&gt;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1/5/2018</text:p>
          </table:table-cell>
          <table:table-cell office:value-type="string" table:style-name="ce4">
            <text:p>Gone through the git fetch tutorials,</text:p>
            <text:p>Working with the following commands:</text:p>
            <text:p>git fetch</text:p>
            <text:p>git merge</text:p>
            <text:p>git pull</text:p>
            <text:p>Got to know about the differences between git fetch, git merge and git pull,</text:p>
            <text:p>Working with the documentation.</text:p>
          </table:table-cell>
          <table:table-cell table:number-columns-repeated="16382"/>
        </table:table-row>
        <table:table-row table:number-rows-repeated="1048533" table:style-name="ro2">
          <table:table-cell table:number-columns-repeated="16384"/>
        </table:table-row>
      </table:table>
      <table:table table:name="June" table:style-name="ta2">
        <table:table-column table:style-name="co3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ate<text:s/></text:p>
          </table:table-cell>
          <table:table-cell office:value-type="string" table:style-name="ce2">
            <text:p>Status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01-06T00:00:00" table:style-name="ce3">
            <text:p>1/6/2018</text:p>
          </table:table-cell>
          <table:table-cell office:value-type="string" table:style-name="ce4">
            <text:p>Done with the documentation on the following concepts:</text:p>
            <text:p>git pull,</text:p>
            <text:p>git fetch,</text:p>
            <text:p>git merge &amp;</text:p>
            <text:p>git pull vs git fetch</text:p>
            <text:p>Going through the tutorials on git rebase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date" office:date-value="2018-04-06T00:00:00" table:style-name="ce3">
            <text:p>4/6/2018</text:p>
          </table:table-cell>
          <table:table-cell office:value-type="string" table:style-name="ce4">
            <text:p>Done with the scenario - stashing changes from one branch to other with ease by following steps:</text:p>
            <text:p>Created a new file on master branch,</text:p>
            <text:p>Used command git stash to save file temporarily,</text:p>
            <text:p>Later moved the file to the new branch,</text:p>
            <text:p>Used git stash apply command and commit to save the changes from one branch to the other branch i.e., master to new branch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05-06T00:00:00" table:style-name="ce3">
            <text:p>5/6/2018</text:p>
          </table:table-cell>
          <table:table-cell office:value-type="string" table:style-name="ce4">
            <text:p>Done documentation on the scenario - Stashing changes from one branch to other with ease or before checking out a different branch by<text:s/></text:p>
            <text:p>a. Creating a new file on master branch,</text:p>
            <text:p>b. Used<text:s/><text:span text:style-name="T2">git stash save "message"<text:s/></text:span>command to save file temporarily,</text:p>
            <text:p>c. Moved file to the new branch by using<text:span text:style-name="T2"><text:s/>git stash apply<text:s/></text:span>command,</text:p>
            <text:p>d. And committed to save the changes from one branch to the other branch.</text:p>
            <text:p>Solved the issue "error: you need to resolve your current index first the file: needs merge"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06-06T00:00:00" table:style-name="ce3">
            <text:p>6/6/2018</text:p>
          </table:table-cell>
          <table:table-cell office:value-type="string" table:style-name="ce4">
            <text:p>Done the documentation on the following,</text:p>
            <text:p>What is Stashing &amp;</text:p>
            <text:p>When to Stash your work</text:p>
            <text:p>Done with a scenario and the doc by,<text:s/></text:p>
            <text:p>Stashing files using<text:span text:style-name="T2"><text:s/>git stash<text:s/></text:span>command &amp;</text:p>
            <text:p>Unstashed files by using<text:s/><text:span text:style-name="T2">git stash pop</text:span><text:s/>command on the same branch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07-06T00:00:00" table:style-name="ce3">
            <text:p>7/6/2018</text:p>
          </table:table-cell>
          <table:table-cell office:value-type="string" table:style-name="ce4">
            <text:p>Got to know about and worked with the following commands:</text:p>
            <text:p>git stash pop</text:p>
            <text:p>git stash drop</text:p>
            <text:p>git stash drop &lt;stash_id&gt;</text:p>
            <text:p>git stash clear</text:p>
            <text:p>Working with git stash document in detail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08-06T00:00:00" table:style-name="ce3">
            <text:p>8/6/2018</text:p>
          </table:table-cell>
          <table:table-cell office:value-type="string" table:style-name="ce4">
            <text:p>Done with the documentation on the following:</text:p>
            <text:p>Re-applying the stashed changes,</text:p>
            <text:p>Stashing untracked or ignored files,</text:p>
            <text:p>Managing multiple stashes,</text:p>
            <text:p>Worked with the scenario i.e., applying the same stashed changes to multiple branches,</text:p>
            <text:p>Getting to know about the procedure on how to unapply the stash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date" office:date-value="2018-11-06T00:00:00" table:style-name="ce3">
            <text:p>11/6/2018</text:p>
          </table:table-cell>
          <table:table-cell office:value-type="string" table:style-name="ce4">
            <text:p>Got to know about and working with the following commands:</text:p>
            <text:p>git diff<text:s/></text:p>
            <text:p>git diff --staged<text:s/></text:p>
            <text:p>git diff HEAD<text:s/></text:p>
            <text:p>git diff --color-words</text:p>
            <text:p>git diff -word-diff</text:p>
            <text:p>git diff --stat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date" office:date-value="2018-12-06T00:00:00" table:style-name="ce3">
            <text:p>12/6/2018</text:p>
          </table:table-cell>
          <table:table-cell office:value-type="string" table:style-name="ce4">
            <text:p>Done with the documentation on:</text:p>
            <text:p>How to get commit ID,</text:p>
            <text:p>Diff between working directory and staging area,</text:p>
            <text:p>Diff between staging area and last commit,</text:p>
            <text:p>Diff between last commit and working directory,</text:p>
            <text:p>Diff between 2 commits in the same branch,</text:p>
            <text:p>How to find what files are changed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13/6/2018</text:p>
          </table:table-cell>
          <table:table-cell office:value-type="string" table:style-name="ce4">
            <text:p>Got to about the following and done doc on:</text:p>
            <text:p>What happens if we create a new branch?</text:p>
            <text:p>How does Git know what branch we are currently on?</text:p>
            <text:p>How to find what commit is current HEAD?</text:p>
            <text:p>What is detached HEAD?</text:p>
            <text:p>Stashing untracked files using different option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4/6/2018</text:p>
          </table:table-cell>
          <table:table-cell office:value-type="string" table:style-name="ce4">
            <text:p>Created a branch from another branch using git bash.</text:p>
            <text:p>Worked with git branch commands with various options:</text:p>
            <text:p>-a which shows all local and remote branches</text:p>
            <text:p>-r which shows only remote branches</text:p>
            <text:p>Figured out what branches are on remote by actually using the remote related commands:</text:p>
            <text:p>git remote</text:p>
            <text:p>git ls-remo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5/6/2018</text:p>
          </table:table-cell>
          <table:table-cell office:value-type="string" table:style-name="ce4">
            <text:p>Done documentation on the following:</text:p>
            <text:p>Creation of a branch from the other branch,</text:p>
            <text:p>On git branch commands with various options -a and -r,</text:p>
            <text:p>On git remote and git ls-remote to figure out what branches are on remote,</text:p>
            <text:p>On git diff with option 'color' for a single file and for multiple files.</text:p>
            <text:p>Worked with the git commands to configure vimdiff as default git difftool and</text:p>
            <text:p>Turn off the prompt globally which prompts always asking to launch the vimdiff or not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8/6/2018</text:p>
          </table:table-cell>
          <table:table-cell office:value-type="string" table:style-name="ce4">
            <text:p>Gone through git difftool tutorials</text:p>
            <text:p>Worked with the following commands and done doc on them</text:p>
            <text:p>vimdiff file1 file2</text:p>
            <text:p>git difftool filename (before and after staging)</text:p>
            <text:p>git checkout filename</text:p>
            <text:p>git diff commitid1 commitid2</text:p>
            <text:p>git difftool HEAD HEAD^ filename<text:s/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3">
            <text:p>19/6/2018</text:p>
          </table:table-cell>
          <table:table-cell office:value-type="string" table:style-name="ce4">
            <text:p>Worked with the following commands:</text:p>
            <text:p>git diff HEAD which compares between the working tree and the HEAD - most recent commit,</text:p>
            <text:p>git show commitid,</text:p>
            <text:p>git revert commitid,</text:p>
            <text:p>git clean -f used to remove untracked files,</text:p>
            <text:p>Got to know about shortcuts in git bash:</text:p>
            <text:p>Ctrl + Ins (to copy the content from the terminal)</text:p>
            <text:p>Shift + Ins (to paste the content from the terminal)</text:p>
            <text:p>Working with the command<text:span text:style-name="T2"><text:s/>git clean -xdf<text:s/></text:span>even removes all ignored file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3">
            <text:p>25/6/2018</text:p>
          </table:table-cell>
          <table:table-cell office:value-type="string" table:style-name="ce4">
            <text:p>Done documentation on the following commands:</text:p>
            <text:p>git diff HEAD,</text:p>
            <text:p>git show commitid,</text:p>
            <text:p>git revert commitid,</text:p>
            <text:p><text:span text:style-name="T2">git clean -f</text:span><text:s/>used to remove untracked files,</text:p>
            <text:p>Went through the .gitignore tutorials,</text:p>
            <text:p>Working with the .gitignore file,</text:p>
            <text:p>Working with the command i.e.,<text:span text:style-name="T2"><text:s/>git clean -xdf</text:span><text:s/>which removes all the <text:s/>ignored file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6/6/2018</text:p>
          </table:table-cell>
          <table:table-cell office:value-type="string" table:style-name="ce4">
            <text:p>Got to know about git ignore patterns where .gitignore uses globbing patterns to match against file names,</text:p>
            <text:p>Worked with and done documentation on,</text:p>
            <text:p>Ignoring files using .gitignore file by creating a local .gitignore,</text:p>
            <text:p>1. In Terminal, navigate to the location of your Git repository</text:p>
            <text:p>2. Enter touch .gitignore to create a .gitignore file</text:p>
            <text:p>Ignored previously committed file,</text:p>
            <text:p>Committed an ignored file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7/6/2018</text:p>
          </table:table-cell>
          <table:table-cell office:value-type="string" table:style-name="ce4">
            <text:p>Worked with and got to know about git clean command and its options,</text:p>
            <text:p>Done documentation on the following with few examples,</text:p>
            <text:p>git clean -n</text:p>
            <text:p>git clean -f</text:p>
            <text:p>git clean -dn</text:p>
            <text:p>git clean -df</text:p>
            <text:p>Working with the git clean command to remove ignored files using x, f option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style-name="ce3">
            <text:p>28/6/2018</text:p>
          </table:table-cell>
          <table:table-cell office:value-type="string" table:style-name="ce4">
            <text:p>Done working with the git clean command to remove ignored files using the options -xf,</text:p>
            <text:p>Also done document on the above scenario,</text:p>
            <text:p>Worked with Interactive mode or git clean interactive mode using various commands in it such as,</text:p>
            <text:p>1: clean</text:p>
            <text:p>2: filter by pattern</text:p>
            <text:p>3: select by numbers</text:p>
            <text:p>4: ask each<text:s/></text:p>
            <text:p>5: quit</text:p>
            <text:p>6: help</text:p>
            <text:p>Working with the commands filter by pattern and select by numbers in detailed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3">
            <text:p>29/6/2018</text:p>
          </table:table-cell>
          <table:table-cell office:value-type="string" table:style-name="ce4">
            <text:p>Done document on Interactive mode or git clean interactive mode using various commands in it such as,</text:p>
            <text:p>1: clean</text:p>
            <text:p>4: ask each<text:s/></text:p>
            <text:p>5: quit</text:p>
            <text:p>6: help</text:p>
            <text:p>Working with the following scenarios for changing the commit message in two ways,</text:p>
            <text:p>1. Commit has not been pushed online</text:p>
            <text:p>2. Amending older or multiple commit messages</text:p>
          </table:table-cell>
          <table:table-cell table:number-columns-repeated="16382"/>
        </table:table-row>
        <table:table-row table:number-rows-repeated="1048539" table:style-name="ro2">
          <table:table-cell table:number-columns-repeated="16384"/>
        </table:table-row>
      </table:table>
      <table:table table:name="July" table:style-name="ta3">
        <table:table-column table:style-name="co3" table:default-cell-style-name="ce1"/>
        <table:table-column table:style-name="co6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Status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02-07T00:00:00" table:style-name="ce3">
            <text:p>2/7/2018</text:p>
          </table:table-cell>
          <table:table-cell office:value-type="string" table:style-name="ce4">
            <text:p>Worked with the following scenarios and done with the documentation.</text:p>
            <text:p>1. Procedures for amending the commit that has not been pushed online.</text:p>
            <text:p>(i)Changing a commit message that is rewriting the most recent commit message which is not pushed into github repository.</text:p>
            <text:p>2. Procedures for amending older commit messages.</text:p>
            <text:p>(i) Amending the message of the most recently pushed commit.</text:p>
            <text:p>(ii)Amending older commit message after a file is pushed into GitHub.</text:p>
          </table:table-cell>
          <table:table-cell table:number-columns-repeated="16382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nasa Dodda</dc:creator>
    <meta:creation-date>2009-04-16T11:32:48Z</meta:creation-date>
    <dc:date>2018-07-02T15:07:27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